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30000008F7735D168CF5113B9.png" manifest:media-type="image/png"/>
  <manifest:file-entry manifest:full-path="Pictures/10000000000002DC00000033BFCD13B92085564F.png" manifest:media-type="image/png"/>
  <manifest:file-entry manifest:full-path="Pictures/100000000000024C000000288881C6F0FA19A0D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516cm"/>
      <style:paragraph-properties style:writing-mode="lr-tb"/>
    </style:style>
    <style:style style:name="gr2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66cm" fo:min-width="0.422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cm" fo:min-width="0.422cm"/>
      <style:paragraph-properties style:writing-mode="lr-tb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dash" draw:stroke-dash="Long_20_Dash" svg:stroke-width="0.051cm" draw:marker-start-width="0.279cm" draw:marker-end-width="0.279cm" draw:fill="none" draw:textarea-horizontal-align="justify" draw:textarea-vertical-align="middle" draw:auto-grow-height="false" fo:min-height="6.291cm" fo:min-width="1.64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Long_20_Dash" svg:stroke-width="0.051cm" svg:stroke-color="#ff4000" draw:marker-start-width="0.279cm" draw:marker-end-width="0.279cm" draw:fill="none" draw:textarea-horizontal-align="justify" draw:textarea-vertical-align="middle" draw:auto-grow-height="false" fo:min-height="6.241cm" fo:min-width="1.5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1.85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solid" draw:fill-color="#ffffff"/>
      <style:paragraph-properties fo:text-align="center"/>
      <style:text-properties fo:font-size="11pt" fo:font-weight="bold" style:font-size-asian="11pt" style:font-size-complex="11pt"/>
    </style:style>
    <style:style style:name="P3" style:family="paragraph">
      <loext:graphic-properties draw:fill="solid" draw:fill-color="#ffffff"/>
      <style:paragraph-properties fo:text-align="center"/>
      <style:text-properties fo:font-size="9pt" fo:font-weight="bold" style:font-size-asian="9pt" style:font-size-complex="9pt"/>
    </style:style>
    <style:style style:name="P4" style:family="paragraph">
      <loext:graphic-properties draw:fill="solid" draw:fill-color="#ffffff"/>
      <style:paragraph-properties fo:text-align="center"/>
      <style:text-properties fo:font-size="8pt" fo:font-weight="bold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.348cm" svg:height="1.852cm" svg:x="0.79cm" svg:y="0.628cm" presentation:class="title" presentation:user-transformed="true">
          <draw:text-box>
            <text:p>Fully-connected network emulation</text:p>
          </draw:text-box>
        </draw:frame>
        <draw:custom-shape draw:style-name="gr1" draw:text-style-name="P2" xml:id="id1" draw:id="id1" draw:layer="layout" svg:width="1.016cm" svg:height="1.016cm" svg:x="2.012cm" svg:y="5.217cm">
          <text:p text:style-name="P1"><text:span text:style-name="T1">X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016cm" svg:height="1.016cm" svg:x="2.012cm" svg:y="6.661cm">
          <text:p text:style-name="P1"><text:span text:style-name="T1">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.016cm" svg:height="1.016cm" svg:x="2.031cm" svg:y="8.134cm">
          <text:p text:style-name="P1"><text:span text:style-name="T1">X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016cm" svg:height="1.016cm" svg:x="2.049cm" svg:y="9.58cm">
          <text:p text:style-name="P1"><text:span text:style-name="T1">X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304cm" svg:height="1.286cm" svg:x="5.577cm" svg:y="5.352cm">
          <text:p text:style-name="P1"><text:span text:style-name="T2">H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304cm" svg:height="1.286cm" svg:x="5.474cm" svg:y="9.122cm">
          <text:p text:style-name="P1"><text:span text:style-name="T2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304cm" svg:height="1.286cm" svg:x="5.585cm" svg:y="7.3cm">
          <text:p text:style-name="P1"><text:span text:style-name="T2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304cm" svg:height="1.286cm" svg:x="8.486cm" svg:y="6.266cm">
          <text:p text:style-name="P1"><text:span text:style-name="T3">O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304cm" svg:height="1.286cm" svg:x="8.432cm" svg:y="8.415cm">
          <text:p text:style-name="P1"><text:span text:style-name="T3">O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3.028cm" svg:y1="5.725cm" svg:x2="5.577cm" svg:y2="5.995cm" draw:start-shape="id1" draw:start-glue-point="1" draw:end-shape="id2" draw:end-glue-point="6" svg:d="M3028 5725l2549 270" svg:viewBox="0 0 2550 271">
          <text:p/>
        </draw:connector>
        <draw:connector draw:style-name="gr4" draw:text-style-name="P5" draw:layer="layout" draw:type="line" svg:x1="3.028cm" svg:y1="5.725cm" svg:x2="5.585cm" svg:y2="7.943cm" draw:start-shape="id1" draw:start-glue-point="1" draw:end-shape="id3" draw:end-glue-point="6" svg:d="M3028 5725l2557 2218" svg:viewBox="0 0 2558 2219">
          <text:p/>
        </draw:connector>
        <draw:connector draw:style-name="gr4" draw:text-style-name="P5" draw:layer="layout" draw:type="line" svg:x1="3.028cm" svg:y1="5.725cm" svg:x2="5.474cm" svg:y2="9.765cm" draw:start-shape="id1" draw:start-glue-point="1" draw:end-shape="id4" draw:end-glue-point="6" svg:d="M3028 5725l2446 4040" svg:viewBox="0 0 2447 4041">
          <text:p/>
        </draw:connector>
        <draw:connector draw:style-name="gr4" draw:text-style-name="P5" draw:layer="layout" draw:type="line" svg:x1="3.028cm" svg:y1="7.169cm" svg:x2="5.577cm" svg:y2="5.995cm" draw:start-shape="id5" draw:start-glue-point="1" draw:end-shape="id2" draw:end-glue-point="6" svg:d="M3028 7169l2549-1174" svg:viewBox="0 0 2550 1175">
          <text:p/>
        </draw:connector>
        <draw:connector draw:style-name="gr4" draw:text-style-name="P5" draw:layer="layout" draw:type="line" svg:x1="3.028cm" svg:y1="7.169cm" svg:x2="5.585cm" svg:y2="7.943cm" draw:start-shape="id5" draw:start-glue-point="1" draw:end-shape="id3" draw:end-glue-point="6" svg:d="M3028 7169l2557 774" svg:viewBox="0 0 2558 775">
          <text:p/>
        </draw:connector>
        <draw:connector draw:style-name="gr4" draw:text-style-name="P5" draw:layer="layout" draw:type="line" svg:x1="3.028cm" svg:y1="7.169cm" svg:x2="5.474cm" svg:y2="9.765cm" draw:start-shape="id5" draw:start-glue-point="1" draw:end-shape="id4" draw:end-glue-point="6" svg:d="M3028 7169l2446 2596" svg:viewBox="0 0 2447 2597">
          <text:p/>
        </draw:connector>
        <draw:connector draw:style-name="gr4" draw:text-style-name="P5" draw:layer="layout" draw:type="line" svg:x1="3.047cm" svg:y1="8.642cm" svg:x2="5.577cm" svg:y2="5.995cm" draw:start-shape="id6" draw:start-glue-point="1" draw:end-shape="id2" draw:end-glue-point="6" svg:d="M3047 8642l2530-2647" svg:viewBox="0 0 2531 2648">
          <text:p/>
        </draw:connector>
        <draw:connector draw:style-name="gr4" draw:text-style-name="P5" draw:layer="layout" draw:type="line" svg:x1="3.047cm" svg:y1="8.642cm" svg:x2="5.585cm" svg:y2="7.943cm" draw:start-shape="id6" draw:start-glue-point="1" draw:end-shape="id3" svg:d="M3047 8642l2538-699" svg:viewBox="0 0 2539 700">
          <text:p/>
        </draw:connector>
        <draw:connector draw:style-name="gr4" draw:text-style-name="P5" draw:layer="layout" draw:type="line" svg:x1="3.047cm" svg:y1="8.642cm" svg:x2="5.474cm" svg:y2="9.765cm" draw:start-shape="id6" draw:start-glue-point="1" draw:end-shape="id4" draw:end-glue-point="6" svg:d="M3047 8642l2427 1123" svg:viewBox="0 0 2428 1124">
          <text:p/>
        </draw:connector>
        <draw:connector draw:style-name="gr5" draw:text-style-name="P5" draw:layer="layout" draw:type="line" svg:x1="6.881cm" svg:y1="5.995cm" svg:x2="8.486cm" svg:y2="6.909cm" draw:start-shape="id2" draw:start-glue-point="10" draw:end-shape="id7" draw:end-glue-point="6" svg:d="M6881 5995l1605 914" svg:viewBox="0 0 1606 915">
          <text:p/>
        </draw:connector>
        <draw:connector draw:style-name="gr5" draw:text-style-name="P5" draw:layer="layout" draw:type="line" svg:x1="6.881cm" svg:y1="5.995cm" svg:x2="8.432cm" svg:y2="9.058cm" draw:start-shape="id2" draw:start-glue-point="10" draw:end-shape="id8" draw:end-glue-point="6" svg:d="M6881 5995l1551 3063" svg:viewBox="0 0 1552 3064">
          <text:p/>
        </draw:connector>
        <draw:connector draw:style-name="gr5" draw:text-style-name="P5" draw:layer="layout" draw:type="line" svg:x1="6.889cm" svg:y1="7.943cm" svg:x2="8.486cm" svg:y2="6.909cm" draw:start-shape="id3" draw:start-glue-point="10" draw:end-shape="id7" draw:end-glue-point="6" svg:d="M6889 7943l1597-1034" svg:viewBox="0 0 1598 1035">
          <text:p/>
        </draw:connector>
        <draw:connector draw:style-name="gr5" draw:text-style-name="P5" draw:layer="layout" draw:type="line" svg:x1="6.889cm" svg:y1="7.943cm" svg:x2="8.432cm" svg:y2="9.058cm" draw:start-shape="id3" draw:start-glue-point="10" draw:end-shape="id8" draw:end-glue-point="6" svg:d="M6889 7943l1543 1115" svg:viewBox="0 0 1544 1116">
          <text:p/>
        </draw:connector>
        <draw:connector draw:style-name="gr5" draw:text-style-name="P5" draw:layer="layout" draw:type="line" svg:x1="6.778cm" svg:y1="9.765cm" svg:x2="8.432cm" svg:y2="9.058cm" draw:start-shape="id4" draw:start-glue-point="10" draw:end-shape="id8" draw:end-glue-point="6" svg:d="M6778 9765l1654-707" svg:viewBox="0 0 1655 708">
          <text:p/>
        </draw:connector>
        <draw:connector draw:style-name="gr5" draw:text-style-name="P5" draw:layer="layout" draw:type="line" svg:x1="6.778cm" svg:y1="9.765cm" svg:x2="8.486cm" svg:y2="6.909cm" draw:start-shape="id4" draw:start-glue-point="10" draw:end-shape="id7" draw:end-glue-point="6" svg:d="M6778 9765l1708-2856" svg:viewBox="0 0 1709 2857">
          <text:p/>
        </draw:connector>
        <draw:custom-shape draw:style-name="gr1" draw:text-style-name="P2" xml:id="id9" draw:id="id9" draw:layer="layout" svg:width="1.016cm" svg:height="1.016cm" svg:x="10.981cm" svg:y="6.426cm">
          <text:p text:style-name="P1"><text:span text:style-name="T1">y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016cm" svg:height="1.016cm" svg:x="10.981cm" svg:y="8.578cm">
          <text:p text:style-name="P1"><text:span text:style-name="T1">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9.79cm" svg:y1="6.909cm" svg:x2="10.981cm" svg:y2="6.934cm" draw:start-shape="id7" draw:start-glue-point="10" draw:end-shape="id9" draw:end-glue-point="3" svg:d="M9790 6909l1191 25" svg:viewBox="0 0 1192 26">
          <text:p/>
        </draw:connector>
        <draw:connector draw:style-name="gr5" draw:text-style-name="P5" draw:layer="layout" draw:type="line" svg:x1="9.736cm" svg:y1="9.058cm" svg:x2="10.981cm" svg:y2="9.086cm" draw:start-shape="id8" draw:start-glue-point="10" draw:end-shape="id10" draw:end-glue-point="3" svg:d="M9736 9058l1245 28" svg:viewBox="0 0 1246 29">
          <text:p/>
        </draw:connector>
        <draw:connector draw:style-name="gr4" draw:text-style-name="P5" draw:layer="layout" draw:type="line" svg:x1="3.065cm" svg:y1="10.088cm" svg:x2="5.577cm" svg:y2="5.995cm" draw:start-shape="id11" draw:start-glue-point="1" draw:end-shape="id2" draw:end-glue-point="6" svg:d="M3065 10088l2512-4093" svg:viewBox="0 0 2513 4094">
          <text:p/>
        </draw:connector>
        <draw:connector draw:style-name="gr4" draw:text-style-name="P5" draw:layer="layout" draw:type="line" svg:x1="3.065cm" svg:y1="10.088cm" svg:x2="5.585cm" svg:y2="7.943cm" draw:start-shape="id11" draw:start-glue-point="1" draw:end-shape="id3" draw:end-glue-point="6" svg:d="M3065 10088l2520-2145" svg:viewBox="0 0 2521 2146">
          <text:p/>
        </draw:connector>
        <draw:connector draw:style-name="gr4" draw:text-style-name="P5" draw:layer="layout" draw:type="line" svg:x1="3.065cm" svg:y1="10.088cm" svg:x2="5.474cm" svg:y2="9.765cm" draw:start-shape="id11" draw:start-glue-point="1" draw:end-shape="id4" draw:end-glue-point="6" svg:d="M3065 10088l2409-323" svg:viewBox="0 0 2410 324">
          <text:p/>
        </draw:connector>
        <draw:custom-shape draw:style-name="gr6" draw:text-style-name="P5" draw:layer="layout" svg:width="2.149cm" svg:height="6.541cm" svg:x="5.126cm" svg:y="4.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149cm" svg:height="6.541cm" svg:x="7.926cm" svg:y="4.63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494cm" svg:height="3.095cm" svg:x="4.656cm" svg:y="11.218cm">
          <draw:text-box>
            <text:p text:style-name="P6"><text:span text:style-name="T4">Hidden layer</text:span></text:p>
          </draw:text-box>
        </draw:frame>
        <draw:frame draw:style-name="gr8" draw:text-style-name="P7" draw:layer="layout" svg:width="5.494cm" svg:height="3.095cm" svg:x="7.512cm" svg:y="11.218cm">
          <draw:text-box>
            <text:p text:style-name="P6"><text:span text:style-name="T4">Output layer</text:span></text:p>
          </draw:text-box>
        </draw:frame>
        <draw:frame draw:style-name="gr8" draw:text-style-name="P7" draw:layer="layout" svg:width="5.494cm" svg:height="3.095cm" svg:x="1.681cm" svg:y="10.521cm">
          <draw:text-box>
            <text:p text:style-name="P6"><text:span text:style-name="T4">Inputs</text:span></text:p>
          </draw:text-box>
        </draw:frame>
        <draw:frame draw:style-name="gr8" draw:text-style-name="P7" draw:layer="layout" svg:width="5.494cm" svg:height="3.095cm" svg:x="10.537cm" svg:y="9.549cm">
          <draw:text-box>
            <text:p text:style-name="P6"><text:span text:style-name="T4">Outputs</text:span></text:p>
          </draw:text-box>
        </draw:frame>
        <draw:frame draw:style-name="gr9" draw:text-style-name="P8" draw:layer="layout" svg:width="1.999cm" svg:height="0.999cm" svg:x="13.043cm" svg:y="7.0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9" draw:layer="layout" svg:width="1.286cm" svg:height="0.683cm" svg:x="7.146cm" svg:y="5.695cm">
          <draw:text-box>
            <text:p><text:span text:style-name="T1">z0</text:span></text:p>
          </draw:text-box>
        </draw:frame>
        <draw:frame draw:style-name="gr10" draw:text-style-name="P9" draw:layer="layout" svg:width="1.286cm" svg:height="0.683cm" svg:x="7.146cm" svg:y="7.607cm">
          <draw:text-box>
            <text:p><text:span text:style-name="T1">z1</text:span></text:p>
          </draw:text-box>
        </draw:frame>
        <draw:frame draw:style-name="gr10" draw:text-style-name="P9" draw:layer="layout" svg:width="1.286cm" svg:height="0.683cm" svg:x="7.146cm" svg:y="9.537cm">
          <draw:text-box>
            <text:p><text:span text:style-name="T1">z2</text:span></text:p>
          </draw:text-box>
        </draw:frame>
        <draw:frame draw:style-name="gr11" draw:text-style-name="P8" draw:layer="layout" svg:width="8.715cm" svg:height="0.592cm" svg:x="15.355cm" svg:y="5.631cm">
          <draw:image xlink:href="Pictures/100000000000024C000000288881C6F0FA19A0D4.png" xlink:type="simple" xlink:show="embed" xlink:actuate="onLoad" draw:mime-type="image/png">
            <text:p/>
          </draw:image>
        </draw:frame>
        <draw:frame draw:style-name="gr11" draw:text-style-name="P8" draw:layer="layout" svg:width="10.325cm" svg:height="0.719cm" svg:x="14.682cm" svg:y="4.416cm">
          <draw:image xlink:href="Pictures/10000000000002DC00000033BFCD13B92085564F.png" xlink:type="simple" xlink:show="embed" xlink:actuate="onLoad" draw:mime-type="image/png">
            <text:p/>
          </draw:image>
        </draw:frame>
        <draw:frame draw:style-name="gr11" draw:text-style-name="P8" draw:layer="layout" svg:width="7.854cm" svg:height="2.326cm" svg:x="16.233cm" svg:y="7.613cm">
          <draw:image xlink:href="Pictures/10000000000001E30000008F7735D168CF5113B9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4:45:01.263813363</meta:creation-date>
    <dc:date>2024-03-28T15:15:27.343894344</dc:date>
    <meta:editing-duration>PT30M22S</meta:editing-duration>
    <meta:editing-cycles>10</meta:editing-cycles>
    <meta:generator>LibreOffice/7.3.7.2$Linux_X86_64 LibreOffice_project/30$Build-2</meta:generator>
    <meta:document-statistic meta:object-count="68"/>
  </office:meta>
</office:document-meta>
</file>

<file path=Object 1/content.xml><?xml version="1.0" encoding="utf-8"?>
<math xmlns="http://www.w3.org/1998/Math/MathML" display="block"/>
</file>